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ravspecifikation til Arduino eksamens-projekt</text:p>
      <text:p text:style-name="P2">af Kevin S. &amp; Alexander W.</text:p>
      <text:p text:style-name="P2"/>
      <text:p text:style-name="P3">Vi vælger at bruge 2 x Arduino Ethernet enheder &amp; 1 Windows klient.</text:p>
      <text:p text:style-name="P3"/>
      <text:p text:style-name="P3">Planlagte features til AtA i pullets.</text:p>
      <text:p text:style-name="P3"/>
      <text:list xml:id="list3569560896699334654" text:style-name="L1">
        <text:list-item>
          <text:p text:style-name="P5">Der kan sendes en melodi til Arduino enhed-1, via en brugergrænseflade på en Windows maskine.</text:p>
        </text:list-item>
        <text:list-item>
          <text:p text:style-name="P5">Melodien skal afspilles af Arduino enhed-1 via en tilsluttet højtaler.</text:p>
        </text:list-item>
        <text:list-item>
          <text:p text:style-name="P5">Arduino enhed-1 skal kunne sende “rytmen” af den afspillede melodi videre til Arduino enhed-2.</text:p>
        </text:list-item>
        <text:list-item>
          <text:p text:style-name="P5">Arduino enhed-2 skal, via tilsluttede LED-lys, blinke i rytme med den afspillede melodi.</text:p>
        </text:list-item>
      </text:list>
      <text:p text:style-name="P3"/>
      <text:p text:style-name="P3">Forbindelsen fra klient maskinen til forbinde til Arduino enhed-1 via TCP/IP. </text:p>
      <text:p text:style-name="P3"/>
      <text:p text:style-name="P3">Der skal undersøges mulighed for at logge evtuelle fejl, som enten klient eller arduino enhed smider.</text:p>
      <text:p text:style-name="P3"><text:s/></text:p>
      <text:p text:style-name="P3">RTOS &amp; I2C skal bruges til at løse opgaven. </text:p>
      <text:p text:style-name="P3"/>
      <text:p text:style-name="P3">Der skal tages hensyn til Arduino Ethernet enhedens begrænsede RAM kapacit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08:49:08</meta:creation-date>
    <dc:date>2014-04-11T09:18:30</dc:date>
    <meta:editing-duration>PT37M7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1" meta:paragraph-count="13" meta:word-count="132" meta:character-count="826"/>
  </office:meta>
</office:document-meta>
</file>